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font-size="60pt"/>
    </style:style>
    <style:style style:name="P2" style:family="paragraph">
      <style:paragraph-properties fo:margin-left="0cm" fo:margin-right="0cm" fo:text-indent="0cm"/>
      <style:text-properties fo:color="#ffffff" fo:font-size="60pt" fo:font-weight="bold"/>
    </style:style>
    <style:style style:name="P3" style:family="paragraph">
      <style:paragraph-properties fo:margin-left="0.6cm" fo:margin-right="0cm" fo:text-indent="-0.6cm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Oto On</text:span><text:span text:style-name="T1"><text:line-break/></text:span><text:span text:style-name="T1">żyje Chrystus Pan</text:span><text:span text:style-name="T1"><text:line-break/></text:span><text:span text:style-name="T1">zmartwychwstał.</text:span><text:span text:style-name="T1"><text:line-break/></text:span><text:span text:style-name="T1">Więzy śmierci zerwał On.</text:span><text:span text:style-name="T1"><text:line-break/></text:span><text:span text:style-name="T1">Tak, On powstał,</text:span><text:span text:style-name="T1"><text:line-break/></text:span><text:span text:style-name="T1">z martwych powstał On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1</text:page-number></text:span></text:p>
        </draw:text-box>
      </draw:frame>
    </style:handout-master>
    <style:master-page style:name="Domyślnie" style:page-layout-name="PM1" draw:style-name="dp1"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1</text:page-number></text:span></text:p>
        </draw:text-box>
      </draw:frame>
      <presentation:notes style:page-layout-name="PM2"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7:45:41</meta:creation-date>
    <dc:creator>Rafał Talacha</dc:creator>
    <dc:date>2009-01-27T11:53:59</dc:date>
    <dc:language>pl-PL</dc:language>
    <meta:editing-cycles>3</meta:editing-cycles>
    <meta:editing-duration>PT1M11S</meta:editing-duration>
    <meta:user-defined meta:name="Info 1"/>
    <meta:user-defined meta:name="Info 2"/>
    <meta:user-defined meta:name="Info 3"/>
    <meta:user-defined meta:name="Info 4"/>
    <meta:document-statistic meta:object-count="24"/>
  </office:meta>
</office:document-meta>
</file>